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11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2021-01-20: pushed to J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CaptureSimu</text:p>
          </table:table-cell>
          <table:table-cell office:value-type="string" calcext:value-type="string">
            <text:p>vc001</text:p>
          </table:table-cell>
          <table:table-cell office:value-type="string" calcext:value-type="string">
            <text:p>get / set parameter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verify parameter sett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c002</text:p>
          </table:table-cell>
          <table:table-cell office:value-type="string" calcext:value-type="string">
            <text:p>read frame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si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tim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erify frame count encoded in first pixel as in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: buffer siz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limit and verify pre-buffer siz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2</text:p>
          </table:table-cell>
          <table:table-cell office:value-type="string" calcext:value-type="string">
            <text:p>constructor: fps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verify fps by re-reading generated video f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3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ushFrameToBuffer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veToDisk</text:p>
          </table:table-cell>
          <table:table-cell table:style-name="ce15"/>
          <table:table-cell office:value-type="string" calcext:value-type="string">
            <text:p>verify order and timing of fram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office:value-type="string" calcext:value-type="string">
            <text:p>verify output directo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office:value-type="string" calcext:value-type="string">
            <text:p>verify file nam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erify handshake (setSaveToDisk, isSaveToDiskRunning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calcext:value-type="string">
            <text:p>implemented 34-139-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to be changed 177-127-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not implemented 177-37-27</text:p>
          </table:table-cell>
          <table:table-cell table:number-columns-repeated="1018"/>
        </table:table-row>
        <calcext:conditional-formats>
          <calcext:conditional-format calcext:target-range-address="'test cases'.D18:'test cases'.D25 'test cases'.D5:'test cases'.D8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9:'test cases'.D9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4:'test cases'.D4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0:'test cases'.D10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1:'test cases'.D11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2:'test cases'.D12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3:'test cases'.D1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4:'test cases'.D14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5:'test cases'.D15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6:'test cases'.D16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7:'test cases'.D17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.00.0000</text:date>, <text:time style:data-style-name="N2" text:time-value="19:26:53.846030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1-01-20T22:22:09.326495724</dc:date>
    <dc:creator>Holger Grzonka</dc:creator>
    <meta:editing-duration>P2DT11H52M30S</meta:editing-duration>
    <meta:editing-cycles>10</meta:editing-cycles>
    <meta:document-statistic meta:table-count="1" meta:cell-count="39" meta:object-count="0"/>
  </office:meta>
</office:document-meta>
</file>